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Verdana" svg:font-family="Verdana, 'Liberation Sans', Arial, sans-serif"/>
    <style:font-face style:name="sans-serif" svg:font-family="sans-serif"/>
    <style:font-face style:name="Noto Sans Devanagari1" svg:font-family="'Noto Sans Devanagari'"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Noto Sans Devanagari" svg:font-family="'Noto Sans Devanagar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officeooo:rsid="0017a89a" officeooo:paragraph-rsid="0017a89a"/>
    </style:style>
    <style:style style:name="P2" style:family="paragraph" style:parent-style-name="Text_20_body">
      <style:text-properties fo:font-size="7pt" officeooo:paragraph-rsid="00273338" style:font-size-asian="7pt" style:font-size-complex="7pt"/>
    </style:style>
    <style:style style:name="P3" style:family="paragraph" style:parent-style-name="Text_20_body">
      <style:text-properties fo:font-size="7pt" officeooo:rsid="0028921b" officeooo:paragraph-rsid="00299a70" style:font-size-asian="7pt" style:font-size-complex="7pt"/>
    </style:style>
    <style:style style:name="P4" style:family="paragraph" style:parent-style-name="Text_20_body">
      <style:text-properties fo:font-size="7pt" officeooo:rsid="0028921b" officeooo:paragraph-rsid="002f247f" style:font-size-asian="7pt" style:font-size-complex="7pt"/>
    </style:style>
    <style:style style:name="P5" style:family="paragraph" style:parent-style-name="Text_20_body">
      <style:paragraph-properties fo:text-align="end" style:justify-single-word="false"/>
      <style:text-properties fo:font-size="7pt" fo:font-style="italic" officeooo:paragraph-rsid="002b59de" style:font-size-asian="7pt" style:font-style-asian="italic" style:font-size-complex="7pt" style:font-style-complex="italic"/>
    </style:style>
    <style:style style:name="P6" style:family="paragraph" style:parent-style-name="Text_20_body">
      <style:paragraph-properties fo:text-align="start" style:justify-single-word="false"/>
      <style:text-properties fo:font-size="7pt" fo:font-style="italic" officeooo:paragraph-rsid="002b59de" style:font-size-asian="7pt" style:font-style-asian="italic" style:font-size-complex="7pt" style:font-style-complex="italic"/>
    </style:style>
    <style:style style:name="P7" style:family="paragraph" style:parent-style-name="Text_20_body">
      <style:text-properties fo:font-size="6.90000009536743pt" officeooo:rsid="0023be99" officeooo:paragraph-rsid="0023be99" style:font-size-asian="6.90000009536743pt" style:font-size-complex="6.90000009536743pt"/>
    </style:style>
    <style:style style:name="P8" style:family="paragraph" style:parent-style-name="Text_20_body">
      <style:text-properties fo:font-size="6.90000009536743pt" officeooo:rsid="0017a89a" officeooo:paragraph-rsid="0017a89a" style:font-size-asian="6.90000009536743pt" style:font-size-complex="6.90000009536743pt"/>
    </style:style>
    <style:style style:name="P9" style:family="paragraph" style:parent-style-name="Text_20_body">
      <style:text-properties fo:font-size="6.90000009536743pt" officeooo:rsid="00185b16" officeooo:paragraph-rsid="0017a89a" style:font-size-asian="6.90000009536743pt" style:font-size-complex="6.90000009536743pt"/>
    </style:style>
    <style:style style:name="P10" style:family="paragraph" style:parent-style-name="Text_20_body">
      <style:text-properties officeooo:paragraph-rsid="002b59de"/>
    </style:style>
    <style:style style:name="P11" style:family="paragraph" style:parent-style-name="Heading_20_1">
      <style:text-properties officeooo:rsid="0017a89a" officeooo:paragraph-rsid="0017a89a"/>
    </style:style>
    <style:style style:name="P12" style:family="paragraph" style:parent-style-name="Heading_20_1">
      <style:paragraph-properties fo:break-before="page"/>
    </style:style>
    <style:style style:name="P13" style:family="paragraph" style:parent-style-name="Heading_20_1">
      <style:paragraph-properties fo:break-before="page"/>
      <style:text-properties officeooo:rsid="00208e10" officeooo:paragraph-rsid="00208e10"/>
    </style:style>
    <style:style style:name="T1" style:family="text">
      <style:text-properties officeooo:rsid="001ef26b"/>
    </style:style>
    <style:style style:name="T2" style:family="text">
      <style:text-properties officeooo:rsid="0023be99"/>
    </style:style>
    <style:style style:name="T3" style:family="text">
      <style:text-properties officeooo:rsid="00256a50"/>
    </style:style>
    <style:style style:name="T4" style:family="text">
      <style:text-properties fo:font-size="7pt" style:font-size-asian="7pt" style:font-size-complex="7pt"/>
    </style:style>
    <style:style style:name="T5" style:family="text">
      <style:text-properties fo:font-size="7pt" officeooo:rsid="002b59de" style:font-size-asian="7pt" style:font-size-complex="7pt"/>
    </style:style>
    <style:style style:name="T6" style:family="text">
      <style:text-properties fo:font-size="6.90000009536743pt" style:font-size-asian="6.90000009536743pt" style:font-size-complex="6.90000009536743pt"/>
    </style:style>
    <style:style style:name="T7" style:family="text">
      <style:text-properties officeooo:rsid="00273338"/>
    </style:style>
    <style:style style:name="T8" style:family="text">
      <style:text-properties officeooo:rsid="00299a70"/>
    </style:style>
    <style:style style:name="T9" style:family="text">
      <style:text-properties officeooo:rsid="002b59de"/>
    </style:style>
    <style:style style:name="T10" style:family="text">
      <style:text-properties officeooo:rsid="002d51d6"/>
    </style:style>
    <style:style style:name="T11" style:family="text">
      <style:text-properties officeooo:rsid="002f247f"/>
    </style:style>
    <style:style style:name="T12" style:family="text">
      <style:text-properties officeooo:rsid="002fdd1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1" text:outline-level="1"><text:span text:style-name="Heading">History</text:span></text:h>
      <text:p text:style-name="Text_20_body">Rhythms of Resistance take some of their inspiration from the "blocos-afros" bands (e.g. Olodum or Ilê Aiyê) that emerged in the mid-1970s in Salvadore, in the Bahia region of Brazil. These bands were formed as expressions of black awareness, in defiance of a military dictatorship which viewed any "cultural" group as potentially "communist" and ruthlessly suppressed them. Blocos-afros bands were responsible for blending traditional samba rhythms with reggae, salsa and merengue to create the samba style now known as Samba Reggae. Today many of these bands still campaign for freedom, human rights and equal opportunities, and fight against social injustice and racism</text:p>
      <text:p text:style-name="Text_20_body">The first Rhythms of Resistance band formed 2000 in London, in reaction against the repression of Reclaim The Streets happenings by the police. Rhythms of Resistance formed as part of the UK Earth First action against the IMF / World Bank in Prague in September 2000. A Pink and Silver carnival bloc, focused around a 55 piece band, detached itself from a march of 67000 and outmanouvered police resources defending the IMF annual summit. With an international ’black bloc’ and a large contingent from the Italian movement, ’Ya Basta’, three diverse forms of direct action worked towards a common goal and resulted in the shut down of the IMF summit. From then on, along with the movement against capitalist globalisation, one group after the other popped up <text:span text:style-name="T7">–</text:span> now we’re all over Europe and occasional in the rest of the world.</text:p>
      <text:h text:style-name="P11" text:outline-level="1"><text:span text:style-name="Heading">The Network</text:span></text:h>
      <text:p text:style-name="Text_20_body">The Rhythms of Resistance (RoR) network of activist samba drum bands comprises more than 30 separate activist samba drum bands all over the world. RoR is descended from the pink and silver "tactical frivolity" bloc (aka the "silly stunts and fluffy stuff" section) of the anti-Globalisation campaigns of the 1990s and early 2000s. As such, the use of tactical frivolity, carnival and creativity are a defining hallmark of bands in the RoR network (it is also why many of the bands in the RoR network wear pink when out and about).</text:p>
      <text:p text:style-name="Text_20_body"><text:soft-page-break/>All the bands in the RoR network play the same tunes and try and use the same hand signals. This means at large events, different bands can join up to form a large and exuberant bateria.</text:p>
      <text:p text:style-name="Text_20_body">RoR bands work on a decentralised and democratic basis. All decisions within each band are made by consensus. No-one is "in charge" and those who have just joined the band have the same voice as those who have been members for many years. Each band operates independently, joining campaigns and actions that they themselves support, but they may join together for national demos etc. At large events, where multiple bands meet up and play together, mestres may come from any of the bands present, swapping in and out as mood and movement takes them.</text:p>
      <text:p text:style-name="Text_20_body">Although each band in the network is a independent entity answerable only to its members, they all share some common beliefs and values that define the Rhythms of Resistance network as a whole :</text:p>
      <text:h text:style-name="P11" text:outline-level="1"><text:span text:style-name="Heading">Principles</text:span></text:h>
      <text:p text:style-name="Text_20_body">We are a transnational anti-hierarchical anticapitalist, antisexist and antiracist network fighting for social and ecological justice.</text:p>
      <text:p text:style-name="Text_20_body">We are activists using tactical frivolity as a form of political action to confront any system of domination.</text:p>
      <text:p text:style-name="Text_20_body">We also directly support everybody experiencing or struggling against exploitation, discrimination and oppression, without compromising our principles.</text:p>
      <text:p text:style-name="Text_20_body">Our tactics include drumming and dancing inspired by samba and carnival.</text:p>
      <text:p text:style-name="Text_20_body">We reject any false opposition between militancy and creative forms of resistance.</text:p>
      <text:p text:style-name="Text_20_body">Even if we are different bands operating in a decentralized fashion, we aim to maximise participation in our collective process.</text:p>
      <text:p text:style-name="Text_20_body">We are an open network to any people who share our principle<text:span text:style-name="T1">s</text:span>.</text:p>
      <text:p text:style-name="Text_20_body">Come with us! We have everything to play for!</text:p>
      <text:h text:style-name="P13" text:outline-level="1"><text:span text:style-name="Heading">Cultural Appropriation</text:span></text:h>
      <text:p text:style-name="P2">Cultural appropriation is the adoption of elements of <text:span text:style-name="T7">a minority culture by members of a dominant culture, while </text:span>using these elements outside of their original cultural context. Th<text:span text:style-name="T9">ese</text:span> cultural propert<text:span text:style-name="T9">ies</text:span> may be forms of dress, music or art, religion, language, intellectual property or social behavior, all of which may have deep cultural meaning to the original culture, but may be used as fashion by those from outside that culture.</text:p>
      <text:p text:style-name="P10"><text:span text:style-name="T4">Often, the original meaning of these cultural elements is lost or distorted, and such displays are often viewed as disrespectful, or even as a form of desecration, by members of the originating culture. Cultural elements which may have deep meaning to the original culture may be reduced to </text:span><text:span text:style-name="T5">“</text:span><text:a xlink:type="simple" xlink:href="https://en.wikipedia.org/wiki/Exoticism" text:style-name="Internet_20_link" text:visited-style-name="Visited_20_Internet_20_Link"><text:span text:style-name="T4">exotic</text:span></text:a><text:a xlink:type="simple" xlink:href="https://en.wikipedia.org/wiki/Exoticism" text:style-name="Internet_20_link" text:visited-style-name="Visited_20_Internet_20_Link"><text:span text:style-name="T5">”</text:span></text:a><text:span text:style-name="T4"> fashion or toys by those from the dominant culture. </text:span><text:span text:style-name="T5">W</text:span><text:span text:style-name="T4">hen this is done, the imitator, who does not experience that oppression is able to </text:span><text:span text:style-name="T5">“</text:span><text:span text:style-name="T4">play</text:span><text:span text:style-name="T5">”</text:span><text:span text:style-name="T4">, temporarily, an </text:span><text:span text:style-name="T5">“</text:span><text:span text:style-name="T4">exotic</text:span><text:span text:style-name="T5">”</text:span><text:span text:style-name="T4"> other, without experiencing any of the daily discriminations faced by other cultures. </text:span><text:span text:style-name="T5">A</text:span><text:span text:style-name="T4">ppropriation and the </text:span><text:span text:style-name="T5">“</text:span><text:span text:style-name="T4">fetishizing</text:span><text:span text:style-name="T5">”</text:span><text:span text:style-name="T4"> of cultures, in fact, alienates those whose culture is being appropriated</text:span></text:p>
      <text:p text:style-name="P5"><text:span text:style-name="T9">(From Wikipedia)</text:span></text:p>
      <text:p text:style-name="P6"/>
      <text:p text:style-name="P3">Rhythms of Resistance takes its form of action and some aspects of <text:span text:style-name="T10">its</text:span> music from a Brazilian <text:span text:style-name="T12">B</text:span>lack liberation movement, while not being part of that movement. Our selection of <text:span text:style-name="T8">instruments is the same and our way of maestrating similar to real batucadas. </text:span>Custard, Samba Reggae and Sheffield Samba Reggae are simplified versions <text:span text:style-name="T8">of original Samba Reggae rhythms, and Afoxê, Bhangra, Crazy Monkey, Hafla and probably others are based on other styles of music from the Global South. The names Voodoo and Xango have a religious background.</text:span></text:p>
      <text:p text:style-name="P4"><text:span text:style-name="T7">There is an ongoing debate in the </text:span>RoR <text:span text:style-name="T7">network about </text:span>to what extent this is cultural appropriation, and what consequences to draw from that. Many bands have decided to <text:span text:style-name="T11">stop</text:span> call<text:span text:style-name="T11">ing</text:span> themselves “Samba” or “Batucada”, but rather use alternative phrases like <text:span text:style-name="T11">p</text:span>ercussion or <text:span text:style-name="T11">d</text:span>rumming. <text:span text:style-name="T9">Some bands have decided to stop playing specific tunes.</text:span></text:p>
      <text:p text:style-name="P4">Still it is important to acknowledge that our <text:span text:style-name="T11">methods and </text:span>music <text:span text:style-name="T11">are</text:span> inspired by Samba <text:span text:style-name="T11">and Carnival </text:span>and <text:span text:style-name="T11">are</text:span> using many elements from it.</text:p>
      <text:h text:style-name="P12" text:outline-level="1"><text:span text:style-name="Heading">RoR Player</text:span></text:h>
      <text:p text:style-name="P1"><text:span text:style-name="T6">On </text:span><text:a xlink:type="simple" xlink:href="https://player.rhythms-of-resistance.org/" text:style-name="Internet_20_link" text:visited-style-name="Visited_20_Internet_20_Link">https://player.rhythms-of-resistance.org/</text:a><text:span text:style-name="T6">, you can find a player for all RoR tunes, where you can look at the tune sheets, listen to them, combine them in different ways, modify them, and even create your own tunes.</text:span></text:p>
      <text:p text:style-name="P7">The player has two modes, which you can select on top of the screen. In “Listen” mode, you can listen and read a detailed description of each tune by selecting one from the list on the left (on mobile devices, click on the menu button on the top left first). By clicking on the pen symbol, you can see the notes of a tune or break while it is playing.</text:p>
      <text:p text:style-name="P7">By clicking the dropdown with the Equalizer symbol, you can make specific instruments louder or quieter, adjust the playback speed, and add a whistle sound on the 1 or on each beat.</text:p>
      <text:p text:style-name="P8"><text:span text:style-name="T2">In “Compose” mode, you can modify tunes/breaks, compose your own ones, and listen to them in different combinations. </text:span>On the right side, you can create a <text:span text:style-name="T2">“</text:span>song<text:span text:style-name="T2">” (a sequence of tunes/breaks)</text:span>. For this, either click on the plus sign on a tune/break in the tune list, or you drag it into the song. If you drag it to the row of one instrument, only this instrument will play it, if you drag it into the “All” row that appears on the bottom of the song player, all instruments will play it. To change which instruments play a tune/break, either drag it around, or click on the hand to select the instruments, or use the resize handle in the bottom right of a tune/break block.</text:p>
      <text:p text:style-name="P8">When you click on the pen (Edit) symbol on a tune/break, the tune sheet for that tune/break is opened. You can change the tune sheet, even while it is playing, by clicking in any place and selecting what kind of stroke the instrument should be playing there. <text:span text:style-name="T3">You can also type the strokes on your keyboard (for example by pressing an X for a normal stroke), which is much faster when you want to modify a whole line.</text:span></text:p>
      <text:p text:style-name="P9">You can create create your own tunes by clicking “New tune” in the bottom of the tune list. Any modifications that you make to existing tunes and any tunes that you create are saved in your browser, so when you restart your computer, they are still there, but to share them with other people, you need to click on “Tools” → “Share” to generate a link that contains your tunes. When opening a link that someone else sent you, use the “History” button on the top right to go back to the tunes/songs that you had created befo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Verdana" svg:font-family="Verdana, 'Liberation Sans', Arial, sans-serif"/>
    <style:font-face style:name="sans-serif" svg:font-family="sans-serif"/>
    <style:font-face style:name="Noto Sans Devanagari1" svg:font-family="'Noto Sans Devanagari'"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Noto Sans Devanagari" svg:font-family="'Noto Sans Devanagar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GB" style:letter-kerning="true" style:font-name-asian="Tahoma"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Tahoma"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page"/>
      <style:text-properties style:font-name="Arial1" fo:font-family="Arial" style:font-style-name="Regular" style:font-family-generic="swiss" style:font-pitch="variable" fo:font-size="7pt"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Tahoma" style:font-family-asian="Tahoma"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15cm" loext:contextual-spacing="false" fo:line-height="120%" fo:text-align="justify" style:justify-single-word="false" fo:hyphenation-ladder-count="no-limit" style:page-number="auto" style:writing-mode="page"/>
      <style:text-properties fo:font-size="7.30000019073486pt" style:font-size-asian="10.5pt" fo:hyphenate="true" fo:hyphenation-remain-char-count="2" fo:hyphenation-push-char-count="2"/>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1" style:display-name="Heading 1" style:family="paragraph" style:parent-style-name="Heading" style:next-style-name="Text_20_body" style:default-outline-level="1" style:class="text" style:master-page-name="">
      <style:paragraph-properties fo:margin-top="0.199cm" fo:margin-bottom="0cm" loext:contextual-spacing="false" fo:line-height="150%" style:page-number="auto" fo:padding="0cm" fo:border="none" style:shadow="none" style:writing-mode="page">
        <style:tab-stops/>
      </style:paragraph-properties>
      <style:text-properties fo:font-variant="normal" fo:text-transform="none" fo:font-size="10pt" style:text-underline-style="none" fo:font-weight="bold" style:font-size-asian="130%" style:font-weight-asian="bold" style:font-size-complex="130%"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Internet_20_link" style:display-name="Internet link" style:family="text">
      <style:text-properties fo:color="#000000" fo:language="zxx" fo:country="none" style:text-underline-style="none" style:font-size-asian="10.5pt" style:language-asian="zxx" style:country-asian="none" style:language-complex="zxx" style:country-complex="none"/>
    </style:style>
    <style:style style:name="Heading" style:family="text">
      <style:text-properties style:font-size-asian="10.5pt" loext:border-line-width-bottom="0.018cm 0.018cm 0.018cm" loext:padding="0.049cm" loext:border-left="none" loext:border-right="none" loext:border-top="none" loext:border-bottom="1.5pt double #000000" loext:shadow="none"/>
    </style:style>
    <style:style style:name="Footnote_20_Symbol" style:display-name="Footnote Symbol"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10.5cm" fo:page-height="14.801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3T23:43:18.822683814</meta:creation-date>
    <dc:date>2018-10-14T23:30:26.815893294</dc:date>
    <meta:editing-duration>PT5H42M7S</meta:editing-duration>
    <meta:editing-cycles>15</meta:editing-cycles>
    <meta:generator>LibreOffice/6.1.2.1$Linux_X86_64 LibreOffice_project/10$Build-1</meta:generator>
    <meta:document-statistic meta:table-count="0" meta:image-count="0" meta:object-count="0" meta:page-count="4" meta:paragraph-count="31" meta:word-count="1396" meta:character-count="8279" meta:non-whitespace-character-count="6913"/>
  </office:meta>
</office:document-meta>
</file>